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ff3333" fo:font-family="'Andale Mono'" style:font-pitch="fixed" fo:font-size="24pt" style:font-size-asian="24pt" style:font-size-complex="24pt"/>
    </style:style>
    <style:style style:name="T28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86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1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28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7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7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<text:span text:style-name="T16"> </text:span><text:span text:style-name="T27">sudo pw useradd john</text:span>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8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20:02</dc:date>
    <meta:editing-cycles>609</meta:editing-cycles>
    <meta:editing-duration>P10DT15H13M13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